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61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4" draw:text-style-name="P2" svg:width="1.1413in" svg:height="1.7551in" svg:x="6.3437in" svg:y="0in" draw:caption-point-x="-0.2402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2" draw:text-style-name="P2" svg:width="1.1413in" svg:height="0.7083in" svg:x="7.1264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7.7154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8.3945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9.0736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9.7524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2.2236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11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14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1" draw:text-style-name="P2" svg:width="1.0835in" svg:height="0.7189in" svg:x="3.4909in" svg:y="0.3996in" draw:caption-point-x="-0.4835in" draw:caption-point-y="0.2291in">
              <dc:date>2021-10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table:number-columns-repeated="2"/>
          <table:table-cell office:value-type="float" office:value="0.123592494" calcext:value-type="float">
            <text:p>0.123592494</text:p>
          </table:table-cell>
          <table:table-cell table:style-name="ce8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>
          <table:table-cell table:style-name="ce15" office:value-type="float" office:value="168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168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0:38:18.868194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11:14:10.567269848</dc:date>
    <meta:editing-cycles>22</meta:editing-cycles>
    <meta:editing-duration>PT1H43M5S</meta:editing-duration>
    <meta:document-statistic meta:table-count="1" meta:cell-count="40" meta:object-count="10"/>
  </office:meta>
</office:document-meta>
</file>